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37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137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37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137%" fo:text-align="start" style:justify-single-word="false" fo:orphans="2" fo:widows="2" fo:text-indent="0in" style:auto-text-indent="false" fo:padding="0in" fo:border="none"/>
      <style:text-properties fo:color="#000000" style:font-name="Arial" fo:font-size="12pt" style:font-size-asian="12pt" style:font-size-complex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ment Tactics – Spend 2 shots, all allies in earshot gain +10 to rolls, +1 degree of success on successful rolls. Maintain for 0 shots. Taking attacks/other actions prompt a smarts check to maintain.</text:p>
      <text:p text:style-name="P1"/>
      <text:p text:style-name="P1">Assault Tactics – Spend 2 shots, all allies in earshot spend 1 less shot to take actions. Maintain for 0 shots. Taking attacks/other actions prompt a smarts check to maintain<text:span text:style-name="T3">.</text:span></text:p>
      <text:p text:style-name="P1"/>
      <text:p text:style-name="P1">Tactical Edge – Maintain 2 sets of Tactics at once. Trigger only one reactive smarts check.</text:p>
      <text:p text:style-name="P1"/>
      <text:p text:style-name="P4"><text:span text:style-name="T1">Fearless Leader - </text:span><text:span text:style-name="T2">While maintaining a set of tactics, your attacks cost only 2 shots, and do not provoke smarts checks.</text:span></text:p>
      <text:p text:style-name="P3"/>
      <text:p text:style-name="P1">Deadeye – Add Dex mod to Dex Attacks</text:p>
      <text:p text:style-name="P1"/>
      <text:p text:style-name="P1">Respected – Gain +10% bonus when dealing with figures of authority</text:p>
      <text:p text:style-name="P1"/>
      <text:p text:style-name="P1">Well-Connected (Republic): You have friends in high places. This group is willing to do as much as they can, within reasonable limits, to assist you. If you betray or otherwise harm a member of this group, and other members find out, this talent is disabled until the situation is resolved.</text:p>
      <text:p text:style-name="P1"/>
      <text:p text:style-name="P1">Diplomatic I - <text:s/><text:span text:style-name="T4">You gain a +10 bonus to smarts checks to convince others to take actions you specify.</text:span></text:p>
      <text:p text:style-name="P2"/>
      <text:p text:style-name="P1">Second Thoughts – Danger Sense; Make a Smarts check whenever you're about to do something that will harm you.</text:p>
      <text:p text:style-name="P1"/>
      <text:p text:style-name="P1">Mechanic - </text:p>
      <text:p text:style-name="P1"/>
      <text:p text:style-name="P1">Empty Slot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9T10:33:32.10</meta:creation-date>
    <dc:date>2020-02-16T22:23:06.83</dc:date>
    <meta:editing-duration>PT6H22M33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11" meta:word-count="213" meta:character-count="1215"/>
  </office:meta>
</office:document-meta>
</file>